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b4ec" officeooo:paragraph-rsid="0009b4ec"/>
    </style:style>
    <style:style style:name="P2" style:family="paragraph" style:parent-style-name="Text_20_body">
      <style:text-properties officeooo:rsid="000b9c3b" officeooo:paragraph-rsid="000c7140"/>
    </style:style>
    <style:style style:name="P3" style:family="paragraph" style:parent-style-name="Text_20_body">
      <style:text-properties officeooo:rsid="00185023" officeooo:paragraph-rsid="000c7210"/>
    </style:style>
    <style:style style:name="P4" style:family="paragraph" style:parent-style-name="Text_20_body">
      <style:text-properties officeooo:rsid="000cb73b" officeooo:paragraph-rsid="000c7140"/>
    </style:style>
    <style:style style:name="P5" style:family="paragraph" style:parent-style-name="Text_20_body">
      <style:text-properties officeooo:rsid="000e2898" officeooo:paragraph-rsid="000c7140"/>
    </style:style>
    <style:style style:name="P6" style:family="paragraph" style:parent-style-name="Text_20_body">
      <style:text-properties officeooo:rsid="000f6579" officeooo:paragraph-rsid="000c7140"/>
    </style:style>
    <style:style style:name="P7" style:family="paragraph" style:parent-style-name="Text_20_body">
      <style:text-properties officeooo:rsid="00122110" officeooo:paragraph-rsid="000c7140"/>
    </style:style>
    <style:style style:name="P8" style:family="paragraph" style:parent-style-name="Text_20_body">
      <style:text-properties officeooo:rsid="00111e7e" officeooo:paragraph-rsid="000c7140"/>
    </style:style>
    <style:style style:name="P9" style:family="paragraph" style:parent-style-name="Text_20_body">
      <style:text-properties officeooo:rsid="001724f0" officeooo:paragraph-rsid="000c7140"/>
    </style:style>
    <style:style style:name="P10" style:family="paragraph" style:parent-style-name="Text_20_body">
      <style:text-properties officeooo:rsid="000a4115" officeooo:paragraph-rsid="000c7140"/>
    </style:style>
    <style:style style:name="P11" style:family="paragraph" style:parent-style-name="Preformatted_20_Text">
      <style:paragraph-properties fo:margin-top="0cm" fo:margin-bottom="0cm" style:contextual-spacing="false" fo:padding="0cm" fo:border="none"/>
    </style:style>
    <style:style style:name="P12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/>
    </style:style>
    <style:style style:name="P13" style:family="paragraph" style:parent-style-name="Text_20_body" style:list-style-name="L1">
      <style:text-properties officeooo:rsid="00122110" officeooo:paragraph-rsid="000c7140"/>
    </style:style>
    <style:style style:name="P14" style:family="paragraph" style:parent-style-name="Text_20_body" style:list-style-name="L1">
      <style:text-properties officeooo:rsid="00132773" officeooo:paragraph-rsid="000c7140"/>
    </style:style>
    <style:style style:name="P15" style:family="paragraph" style:parent-style-name="Text_20_body" style:list-style-name="L2">
      <style:text-properties officeooo:rsid="00132773" officeooo:paragraph-rsid="000c7140"/>
    </style:style>
    <style:style style:name="P16" style:family="paragraph" style:parent-style-name="Text_20_body" style:list-style-name="L2">
      <style:text-properties officeooo:rsid="0014513d" officeooo:paragraph-rsid="000c7140"/>
    </style:style>
    <style:style style:name="P17" style:family="paragraph" style:parent-style-name="Text_20_body" style:list-style-name="L3">
      <style:text-properties officeooo:rsid="0016a986" officeooo:paragraph-rsid="000c7140"/>
    </style:style>
    <style:style style:name="P18" style:family="paragraph" style:parent-style-name="Heading_20_1">
      <style:paragraph-properties fo:text-align="center" style:justify-single-word="false"/>
      <style:text-properties officeooo:paragraph-rsid="000c7140"/>
    </style:style>
    <style:style style:name="P19" style:family="paragraph" style:parent-style-name="Heading_20_2">
      <style:text-properties officeooo:paragraph-rsid="000c7140"/>
    </style:style>
    <style:style style:name="P20" style:family="paragraph" style:parent-style-name="Heading_20_2">
      <style:text-properties officeooo:paragraph-rsid="000d9c34"/>
    </style:style>
    <style:style style:name="T1" style:family="text">
      <style:text-properties officeooo:rsid="0017c120"/>
    </style:style>
    <style:style style:name="T2" style:family="text">
      <style:text-properties style:font-name="Ubuntu Mono" fo:font-size="10.3999996185303pt"/>
    </style:style>
    <style:style style:name="T3" style:family="text">
      <style:text-properties fo:color="#0000ff" style:font-name="Ubuntu Mono" fo:font-size="10.3999996185303pt" officeooo:rsid="000eaddb"/>
    </style:style>
    <style:style style:name="T4" style:family="text">
      <style:text-properties officeooo:rsid="000eaddb"/>
    </style:style>
    <style:style style:name="T5" style:family="text">
      <style:text-properties officeooo:rsid="000d9c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tatistics for Big Data Project</text:h>
      <text:p text:style-name="P2">To being data was tidied by omitting all NA values. This removed 6162 rows.</text:p>
      <text:p text:style-name="P2">treated as factor:</text:p>
      <text:p text:style-name="P10">Sex, Marital, Occupation, Dual-income, Status, Home type, Ethnic, Language.</text:p>
      <text:h text:style-name="P19" text:outline-level="2">Frequentist Approach:</text:h>
      <text:p text:style-name="P4">Linear Regression.</text:p>
      <text:p text:style-name="P4">K-fold Cross-Validation</text:p>
      <text:p text:style-name="P5">Bootstrap to compare uncertainty associated with models?</text:p>
      <text:p text:style-name="P6">Trade-off between accuracy and interpretability.</text:p>
      <text:p text:style-name="P7">Model Selection:</text:p>
      <text:p text:style-name="P8">Subset selection:</text:p>
      <text:list xml:id="list2730348876506494858" text:style-name="L1">
        <text:list-item>
          <text:p text:style-name="P13">Best subset selection</text:p>
        </text:list-item>
        <text:list-item>
          <text:p text:style-name="P14">Step-wise selection</text:p>
        </text:list-item>
      </text:list>
      <text:p text:style-name="P7">Shrinkage:</text:p>
      <text:list xml:id="list8406933336612042483" text:style-name="L2">
        <text:list-item>
          <text:p text:style-name="P15">Ridge-regression</text:p>
        </text:list-item>
        <text:list-item>
          <text:p text:style-name="P16">The Lasso</text:p>
        </text:list-item>
      </text:list>
      <text:p text:style-name="P7">Dimension Reduction:</text:p>
      <text:list xml:id="list4137074414508754365" text:style-name="L3">
        <text:list-item>
          <text:p text:style-name="P17">Principal Components Regression</text:p>
        </text:list-item>
        <text:list-item>
          <text:p text:style-name="P17">Partial Least Squares</text:p>
        </text:list-item>
      </text:list>
      <text:p text:style-name="P9">ANOVA – <text:span text:style-name="T1">Not for large number of factors</text:span></text:p>
      <text:h text:style-name="P19" text:outline-level="2">Bayesian Approach:</text:h>
      <text:p text:style-name="P3">Bayesian Variable Selection</text:p>
      <text:p text:style-name="P3">One-Way ANOVA with fixed and random effects</text:p>
      <text:h text:style-name="P20" text:outline-level="2"><text:span text:style-name="T5">Cleaning Data</text:span><text:bookmark text:name="rstudio_console_outpu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6T12:24:09.396689310</dc:date>
    <meta:editing-duration>PT1H39M25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02" meta:character-count="726" meta:non-whitespace-character-count="653"/>
  </office:meta>
</office:document-meta>
</file>